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3764in"/>
    </style:style>
    <style:style style:name="co3" style:family="table-column">
      <style:table-column-properties fo:break-before="auto" style:column-width="5.020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1.52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00cc00" fo:border="0.99pt solid #000000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text:p>++</text:p>
          </table:table-cell>
          <table:table-cell table:style-name="ce30" table:number-columns-repeated="3"/>
          <table:table-cell table:style-name="ce31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Marionette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24" office:value-type="string" calcext:value-type="string">
            <text:p>Serial from USB instance</text:p>
          </table:table-cell>
          <table:table-cell table:style-name="ce24" office:value-type="string" calcext:value-type="string">
            <text:p>Flash Serial Number</text:p>
          </table:table-cell>
          <table:table-cell table:style-name="ce24" office:value-type="string" calcext:value-type="string">
            <text:p>Stm32 serial number instance</text:p>
          </table:table-cell>
          <table:table-cell table:style-name="ce24" office:value-type="string" calcext:value-type="string">
            <text:p>GITHUB markdown</text:p>
          </table:table-cell>
          <table:table-cell table:style-name="ce24" office:value-type="string" calcext:value-type="string">
            <text:p>GITHUB</text:p>
          </table:table-cell>
          <table:table-cell table:style-name="ce24" office:value-type="string" calcext:value-type="string">
            <text:p>GIT</text:p>
          </table:table-cell>
          <table:table-cell table:style-name="ce32" office:value-type="string" calcext:value-type="string">
            <text:p>STM32F407 Discovery</text:p>
          </table:table-cell>
          <table:table-cell table:style-name="ce32" office:value-type="string" calcext:value-type="string">
            <text:p>ChibiOS Board File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Existing Code from Dave</text:p>
          </table:table-cell>
          <table:table-cell table:style-name="ce32" office:value-type="string" calcext:value-type="string">
            <text:p>Fetch-DSL</text:p>
          </table:table-cell>
          <table:table-cell table:style-name="ce32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/>
          <table:table-cell table:style-name="ce29" office:value-type="string" calcext:value-type="string">
            <text:p>+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number-columns-repeated="3"/>
          <table:table-cell table:style-name="ce25" table:number-columns-repeated="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5"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/>
          <table:table-cell table:style-name="ce29" office:value-type="string" calcext:value-type="string">
            <text:p>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+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8"/>
          <table:table-cell table:style-name="ce28" table:number-columns-repeated="2"/>
          <table:table-cell table:style-name="ce28" office:value-type="string" calcext:value-type="string">
            <text:p>++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inary Release-DFU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loating Inpu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LED heartbeat threa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8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Code Review with APDM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0"/>
          <table:table-cell table:style-name="ce27"/>
          <table:table-cell table:style-name="ce2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1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number-columns-repeated="2"/>
          <table:table-cell table:style-name="ce25" table:number-columns-repeated="11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5" table:number-columns-repeated="2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9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3"/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table:number-columns-repeated="4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7" calcext:value-type="percentage">
            <text:p>7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0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28" table:number-columns-repeated="3"/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style-name="ce28" office:value-type="string" calcext:value-type="string">
            <text:p>++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Target Boardfile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8" table:number-columns-repeated="11"/>
          <table:table-cell table:style-name="ce29" office:value-type="string" calcext:value-type="string">
            <text:p>+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8"/>
          <table:table-cell table:style-name="ce33"/>
          <table:table-cell table:style-name="ce28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M32F4Discovery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Waveshare Core407I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5" office:value-type="string" calcext:value-type="string" table:number-columns-spanned="2" table:number-rows-spanned="1">
            <text:p>Correlation Symbols</text:p>
          </table:table-cell>
          <table:covered-table-cell table:style-name="ce38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6" office:value-type="string" calcext:value-type="string">
            <text:p>++</text:p>
          </table:table-cell>
          <table:table-cell table:style-name="ce39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+</text:p>
          </table:table-cell>
          <table:table-cell table:style-name="ce39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-</text:p>
          </table:table-cell>
          <table:table-cell table:style-name="ce39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0"/>
          <table:table-cell table:number-columns-repeated="19"/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22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2" office:value-type="string" calcext:value-type="string">
            <text:p>Fetch DSL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 office:value-type="string" calcext:value-type="string">
            <text:p>BNF Definition</text:p>
          </table:table-cell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DBG_MSG system and util_messages</text:p>
          </table:table-cell>
          <table:table-cell table:style-name="ce24" office:value-type="string" calcext:value-type="string">
            <text:p>enable and disable commands</text:p>
          </table:table-cell>
          <table:table-cell table:style-name="ce32" office:value-type="string" calcext:value-type="string">
            <text:p>command dictionary</text:p>
          </table:table-cell>
          <table:table-cell table:style-name="ce32" office:value-type="string" calcext:value-type="string">
            <text:p>Marionette Shell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STM32F407 Discovery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number-columns-repeated="3"/>
          <table:table-cell table:style-name="ce25" table:number-columns-repeated="4"/>
          <table:table-cell table:style-name="ce25" office:value-type="string" calcext:value-type="string">
            <text:p>++</text:p>
          </table:table-cell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number-columns-repeated="5"/>
          <table:table-cell table:style-name="ce26" office:value-type="string" calcext:value-type="string">
            <text:p>++</text:p>
          </table:table-cell>
          <table:table-cell table:style-name="ce26" table:number-columns-repeated="7"/>
          <table:table-cell table:style-name="ce28"/>
          <table:table-cell table:style-name="ce26"/>
          <table:table-cell table:style-name="ce28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/>
          <table:table-cell table:style-name="ce25" table:number-columns-repeated="14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I2C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1" office:value-type="string" calcext:value-type="string">
            <text:p>ADC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6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DAC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/>
          <table:table-cell table:style-name="ce18" table:formula="of:=REPT(&quot;&quot;;([.F6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/>
          <table:table-cell table:style-name="ce18" table:formula="of:=REPT(&quot;&quot;;([.F6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7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GPIO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onfigur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G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lea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LED thread Comman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7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resetpin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1"/>
          <table:table-cell table:style-name="ce25" office:value-type="string" calcext:value-type="string">
            <text:p>+</text:p>
          </table:table-cell>
          <table:table-cell table:style-name="ce25" table:number-columns-repeated="2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1"/>
          <table:table-cell table:style-name="ce27"/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enable and disable commands (for testing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3"/>
          <table:table-cell table:style-name="ce28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/>
          <table:table-cell table:style-name="ce25" table:number-columns-repeated="12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8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2" office:value-type="percentage" office:value="0.45" calcext:value-type="percentage">
            <text:p>45%</text:p>
          </table:table-cell>
          <table:table-cell table:style-name="ce25" table:number-columns-repeated="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9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6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00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2" office:value-type="percentage" office:value="0.35" calcext:value-type="percentage">
            <text:p>35%</text:p>
          </table:table-cell>
          <table:table-cell table:style-name="ce25" table:number-columns-repeated="8"/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number-columns-repeated="4"/>
        </table:table-row>
        <table:table-row table:style-name="ro7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22"/>
        </table:table-row>
        <table:table-row table:style-name="ro1" table:number-rows-repeated="4">
          <table:table-cell table:number-columns-repeated="27"/>
        </table:table-row>
        <table:table-row table:style-name="ro8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9">
          <table:table-cell table:number-columns-repeated="2"/>
          <table:table-cell table:style-name="ce12" office:value-type="string" calcext:value-type="string">
            <text:p>ADC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/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ADC1</text:p>
          </table:table-cell>
          <table:table-cell table:style-name="ce24"/>
          <table:table-cell table:style-name="ce32"/>
          <table:table-cell table:style-name="ce32" office:value-type="string" calcext:value-type="string">
            <text:p>ADC CR1</text:p>
          </table:table-cell>
          <table:table-cell table:style-name="ce32" office:value-type="string" calcext:value-type="string">
            <text:p>ADC CR2</text:p>
          </table:table-cell>
          <table:table-cell table:style-name="ce32" office:value-type="string" calcext:value-type="string">
            <text:p>ADC LTR and ADC HTR</text:p>
          </table:table-cell>
          <table:table-cell table:style-name="ce32" office:value-type="string" calcext:value-type="string">
            <text:p>Polled ADC S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DC Off by defaul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Clock PCLK2 div 2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Resolution 12 bi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ingle Channel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nternal Channel (Vref, Vtemp, Vbat)</text:p>
          </table:table-cell>
          <table:table-cell table:style-name="ce15" office:value-type="float" office:value="99" calcext:value-type="float">
            <text:p>99</text:p>
          </table:table-cell>
          <table:table-cell table:style-name="ce18" table:formula="of:=REPT(&quot;&quot;;([.F11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Multi channel (groups)</text:p>
          </table:table-cell>
          <table:table-cell table:style-name="ce15" office:value-type="float" office:value="99" calcext:value-type="float">
            <text:p>99</text:p>
          </table:table-cell>
          <table:table-cell table:style-name="ce18" table:formula="of:=REPT(&quot;&quot;;([.F11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imestamps 64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gular Channel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njected Channels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0" office:value-type="string" calcext:value-type="string">
            <text:p>Read Battery Cmd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Temp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Int Ref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 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 (Single Conversion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2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Continuous (continuous conversi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3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One channel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Two channel sca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Analog Watchdog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9" office:value-type="string" calcext:value-type="string">
            <text:p>++</text:p>
          </table:table-cell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ight Alignmen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5" office:value-type="string" calcext:value-type="string">
            <text:p>++</text:p>
          </table:table-cell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4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Commands</text:p>
          </table:table-cell>
          <table:table-cell table:style-name="ce15"/>
          <table:table-cell table:style-name="ce18" table:formula="of:=REPT(&quot;&quot;;([.F14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Vref set (mv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profi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tar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top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configure (adc1, adc2, adc3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one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continuou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set ADC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 table:number-rows-repeated="11">
          <table:table-cell/>
          <table:table-cell table:style-name="ce5"/>
          <table:table-cell table:number-columns-repeated="25"/>
        </table:table-row>
        <table:table-row table:style-name="ro1" table:number-rows-repeated="104840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12:00:30.00804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25T12:06:57.529364680</dc:date>
    <meta:editing-duration>PT5H11M23S</meta:editing-duration>
    <meta:editing-cycles>116</meta:editing-cycles>
    <meta:generator>LibreOffice/4.2.5.2$Linux_X86_64 LibreOffice_project/420m0$Build-2</meta:generator>
    <meta:document-statistic meta:table-count="1" meta:cell-count="551" meta:object-count="0"/>
  </office:meta>
</office:document-meta>
</file>